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45" style:parent-style-name="DefaultParagraphFont" style:family="text"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T54" style:parent-style-name="DefaultParagraphFont" style:family="text">
      <style:text-properties fo:language="en" fo:country="US"/>
    </style:style>
    <style:style style:name="TableCell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justify" fo:margin-top="0.1666in" fo:line-height="100%"/>
    </style:style>
    <style:style style:name="T57" style:parent-style-name="DefaultParagraphFont" style:family="text">
      <style:text-properties fo:language="en" fo:country="US"/>
    </style:style>
    <style:style style:name="P58" style:parent-style-name="Standard" style:family="paragraph">
      <style:paragraph-properties fo:text-align="justify" fo:margin-top="0.1666in" fo:line-height="100%"/>
    </style:style>
    <style:style style:name="P5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60" style:family="table-row">
      <style:table-row-properties style:min-row-height="2.7326in" style:use-optimal-row-height="false"/>
    </style:style>
    <style:style style:name="TableCell6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center" fo:margin-top="0.1666in" fo:line-height="100%"/>
    </style:style>
    <style:style style:name="T63" style:parent-style-name="DefaultParagraphFont" style:family="text">
      <style:text-properties fo:font-weight="bold" style:font-weight-asian="bold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6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7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P78" style:parent-style-name="Standard" style:family="paragraph">
      <style:paragraph-properties fo:text-align="justify" fo:margin-top="0.1666in" fo:line-height="100%"/>
    </style:style>
    <style:style style:name="TableRow79" style:family="table-row">
      <style:table-row-properties style:min-row-height="1.0868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margin-top="0.1666in" fo:line-height="100%"/>
    </style:style>
    <style:style style:name="T82" style:parent-style-name="DefaultParagraphFont" style:family="text">
      <style:text-properties fo:font-weight="bold" style:font-weight-asian="bold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95" style:family="table-row">
      <style:table-row-properties style:min-row-height="1.2743in" style:use-optimal-row-height="false"/>
    </style:style>
    <style:style style:name="TableCell9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 fo:margin-top="0.1666in" fo:line-height="100%"/>
    </style:style>
    <style:style style:name="T98" style:parent-style-name="DefaultParagraphFont" style:family="text">
      <style:text-properties fo:font-weight="bold" style:font-weight-asian="bold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Row111" style:family="table-row">
      <style:table-row-properties style:min-row-height="0.8993in" style:use-optimal-row-height="false"/>
    </style:style>
    <style:style style:name="TableCell11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center" fo:margin-top="0.1666in" fo:line-height="100%"/>
    </style:style>
    <style:style style:name="T114" style:parent-style-name="DefaultParagraphFont" style:family="text">
      <style:text-properties fo:font-weight="bold" style:font-weight-asian="bold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Row127" style:family="table-row">
      <style:table-row-properties style:min-row-height="2.2118in" style:use-optimal-row-height="false"/>
    </style:style>
    <style:style style:name="TableCell12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 fo:margin-top="0.1666in" fo:line-height="100%"/>
    </style:style>
    <style:style style:name="T130" style:parent-style-name="DefaultParagraphFont" style:family="text">
      <style:text-properties fo:font-weight="bold" style:font-weight-asian="bold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137" style:parent-style-name="DefaultParagraphFont" style:family="text">
      <style:text-properties fo:language="en" fo:country="US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ableCell1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text-align="justify" fo:margin-top="0.1666in" fo:line-height="100%"/>
    </style:style>
    <style:style style:name="P144" style:parent-style-name="Standard" style:family="paragraph">
      <style:paragraph-properties fo:text-align="justify" fo:margin-top="0.1666in" fo:margin-bottom="0.1666in" fo:line-height="100%"/>
    </style:style>
    <style:style style:name="P145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kind of products they supply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<text:span text:style-name="T45">What kind of conditions are involved in stopping the transportation</text:span>?</text:p>
          </table:table-cell>
          <table:table-cell table:style-name="TableCell46">
            <text:p text:style-name="P47">What is the storage capacity of the warehouse?</text:p>
          </table:table-cell>
          <table:table-cell table:style-name="TableCell48">
            <text:p text:style-name="P49">What is the mode of transportation?</text:p>
          </table:table-cell>
          <table:table-cell table:style-name="TableCell50">
            <text:p text:style-name="P51">What is the size of the buffer supply area?</text:p>
            <text:p text:style-name="P52"><text:s/></text:p>
            <text:p text:style-name="P53"><text:span text:style-name="T54">What is the store timing</text:span>?</text:p>
          </table:table-cell>
          <table:table-cell table:style-name="TableCell55">
            <text:p text:style-name="P56"><text:span text:style-name="T57">What are the different products you are interested in this store</text:span>?</text:p>
            <text:p text:style-name="P58"><text:s/></text:p>
            <text:p text:style-name="P59">What will be the store timing ?</text:p>
          </table:table-cell>
        </table:table-row>
        <table:table-row table:style-name="TableRow60">
          <table:table-cell table:style-name="TableCell61">
            <text:p text:style-name="P62"><text:span text:style-name="T63">How?</text:span></text:p>
          </table:table-cell>
          <table:table-cell table:style-name="TableCell64">
            <text:p text:style-name="P65">How do you measure the product quality?</text:p>
          </table:table-cell>
          <table:table-cell table:style-name="TableCell66">
            <text:p text:style-name="P67">How many transporters are involved?</text:p>
            <text:p text:style-name="P68"/>
          </table:table-cell>
          <table:table-cell table:style-name="TableCell69">
            <text:p text:style-name="P70">How products are assembled in best possible way?</text:p>
          </table:table-cell>
          <table:table-cell table:style-name="TableCell71">
            <text:p text:style-name="P72">How are the schedules arrived at?</text:p>
          </table:table-cell>
          <table:table-cell table:style-name="TableCell73">
            <text:p text:style-name="P74">How many employees do you have?</text:p>
            <text:p text:style-name="P75">How often do you run out of stock ?</text:p>
          </table:table-cell>
          <table:table-cell table:style-name="TableCell76">
            <text:p text:style-name="P77">How is the store layout<text:s/>optimized?</text:p>
            <text:p text:style-name="P78"><text:s/></text:p>
          </table:table-cell>
        </table:table-row>
        <table:table-row table:style-name="TableRow79">
          <table:table-cell table:style-name="TableCell80">
            <text:p text:style-name="P81"><text:span text:style-name="T82">Who?</text:span></text:p>
          </table:table-cell>
          <table:table-cell table:style-name="TableCell83">
            <text:p text:style-name="P84">Who are the other<text:s/>vendors?</text:p>
          </table:table-cell>
          <table:table-cell table:style-name="TableCell85">
            <text:p text:style-name="P86">Who are the transporters?</text:p>
          </table:table-cell>
          <table:table-cell table:style-name="TableCell87">
            <text:p text:style-name="P88"><text:s/></text:p>
          </table:table-cell>
          <table:table-cell table:style-name="TableCell89">
            <text:p text:style-name="P90">Who loads /Unloads the products?</text:p>
          </table:table-cell>
          <table:table-cell table:style-name="TableCell91">
            <text:p text:style-name="P92"><text:s/></text:p>
          </table:table-cell>
          <table:table-cell table:style-name="TableCell93">
            <text:p text:style-name="P94">Who takes care of the<text:s/>store?</text:p>
          </table:table-cell>
        </table:table-row>
        <text:soft-page-break/>
        <table:table-row table:style-name="TableRow95">
          <table:table-cell table:style-name="TableCell96">
            <text:p text:style-name="P97"><text:span text:style-name="T98">When?</text:span></text:p>
          </table:table-cell>
          <table:table-cell table:style-name="TableCell99">
            <text:p text:style-name="P100"><text:s/></text:p>
          </table:table-cell>
          <table:table-cell table:style-name="TableCell101">
            <text:p text:style-name="P102">When do they start working?</text:p>
          </table:table-cell>
          <table:table-cell table:style-name="TableCell103">
            <text:p text:style-name="P104">When do the warehouses receive goods from the transporters?</text:p>
          </table:table-cell>
          <table:table-cell table:style-name="TableCell105">
            <text:p text:style-name="P106">When do the move the goods?</text:p>
          </table:table-cell>
          <table:table-cell table:style-name="TableCell107">
            <text:p text:style-name="P108">When do you receive the goods?</text:p>
          </table:table-cell>
          <table:table-cell table:style-name="TableCell109">
            <text:p text:style-name="P110">When do they visit the store?</text:p>
          </table:table-cell>
        </table:table-row>
        <table:table-row table:style-name="TableRow111">
          <table:table-cell table:style-name="TableCell112">
            <text:p text:style-name="P113"><text:span text:style-name="T114">Where?</text:span></text:p>
          </table:table-cell>
          <table:table-cell table:style-name="TableCell115">
            <text:p text:style-name="P116">Where are the suppliers<text:s/>located?</text:p>
          </table:table-cell>
          <table:table-cell table:style-name="TableCell117">
            <text:p text:style-name="P118"><text:s/></text:p>
          </table:table-cell>
          <table:table-cell table:style-name="TableCell119">
            <text:p text:style-name="P120">Where is the warehouses located?</text:p>
          </table:table-cell>
          <table:table-cell table:style-name="TableCell121">
            <text:p text:style-name="P122"><text:s/></text:p>
          </table:table-cell>
          <table:table-cell table:style-name="TableCell123">
            <text:p text:style-name="P124">Where is the store located?</text:p>
          </table:table-cell>
          <table:table-cell table:style-name="TableCell125">
            <text:p text:style-name="P126"><text:s/></text:p>
          </table:table-cell>
        </table:table-row>
        <table:table-row table:style-name="TableRow127">
          <table:table-cell table:style-name="TableCell128">
            <text:p text:style-name="P129"><text:span text:style-name="T130">Which?</text:span></text:p>
          </table:table-cell>
          <table:table-cell table:style-name="TableCell131">
            <text:p text:style-name="P132"><text:s/></text:p>
          </table:table-cell>
          <table:table-cell table:style-name="TableCell133">
            <text:p text:style-name="P134">Which prominent routes are used by the transporters for navigating between the suppliers and the warehouses?</text:p>
          </table:table-cell>
          <table:table-cell table:style-name="TableCell135">
            <text:p text:style-name="P136"><text:span text:style-name="T137">Which all warehouses are robotized</text:span>?</text:p>
          </table:table-cell>
          <table:table-cell table:style-name="TableCell138">
            <text:p text:style-name="P139">Which are the products sensitive fir transportation ?</text:p>
          </table:table-cell>
          <table:table-cell table:style-name="TableCell140">
            <text:p text:style-name="P141"><text:s/></text:p>
          </table:table-cell>
          <table:table-cell table:style-name="TableCell142">
            <text:p text:style-name="P143"><text:s/></text:p>
          </table:table-cell>
        </table:table-row>
      </table:table>
      <text:p text:style-name="P144"><text:s/></text:p>
      <text:p text:style-name="P14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chana Gurung</meta:initial-creator>
    <dc:creator>Archana Gurung</dc:creator>
    <meta:creation-date>2021-08-25T10:11:00Z</meta:creation-date>
    <dc:date>2021-08-25T10:11:00Z</dc:date>
    <meta:template xlink:href="Normal" xlink:type="simple"/>
    <meta:editing-cycles>2</meta:editing-cycles>
    <meta:editing-duration>PT60S</meta:editing-duration>
    <meta:document-statistic meta:page-count="2" meta:paragraph-count="2" meta:word-count="219" meta:character-count="1468" meta:row-count="10" meta:non-whitespace-character-count="1251"/>
  </office:meta>
</office:document-meta>
</file>